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end-width="0.2cm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5.3cm" svg:height="1.7cm" svg:x="7.056cm" svg:y="3.1cm">
          <text:p text:style-name="P1"><text:span text:style-name="T1">ORIGIN</text:span></text:p>
          <draw:enhanced-geometry svg:viewBox="0 0 21600 21600" draw:path-stretchpoint-x="10800" draw:path-stretchpoint-y="10800" draw:text-areas="?f3 ?f4 ?f5 ?f6" draw:type="round-rectangle" draw:modifiers="8050.793650793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3cm" svg:height="1.7cm" svg:x="4.299cm" svg:y="6.099cm">
          <text:p text:style-name="P1"><text:span text:style-name="T1">DEV1</text:span></text:p>
          <draw:enhanced-geometry svg:viewBox="0 0 21600 21600" draw:path-stretchpoint-x="10800" draw:path-stretchpoint-y="10800" draw:text-areas="?f3 ?f4 ?f5 ?f6" draw:type="round-rectangle" draw:modifiers="8050.793650793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3cm" svg:height="1.7cm" svg:x="9.798cm" svg:y="6.098cm">
          <text:p text:style-name="P1"><text:span text:style-name="T1">DEV2</text:span></text:p>
          <draw:enhanced-geometry svg:viewBox="0 0 21600 21600" draw:path-stretchpoint-x="10800" draw:path-stretchpoint-y="10800" draw:text-areas="?f3 ?f4 ?f5 ?f6" draw:type="round-rectangle" draw:modifiers="8050.793650793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9.706cm" svg:y1="4.8cm" svg:x2="6.949cm" svg:y2="6.099cm" draw:start-shape="id1" draw:start-glue-point="2" draw:end-shape="id2" draw:end-glue-point="0" svg:d="m9706 4800c0 975-2757 326-2757 1299">
          <text:p/>
        </draw:connector>
        <draw:connector draw:style-name="gr2" draw:text-style-name="P2" draw:layer="layout" draw:type="curve" svg:x1="9.706cm" svg:y1="4.8cm" svg:x2="12.448cm" svg:y2="6.098cm" draw:start-shape="id1" draw:start-glue-point="2" draw:end-shape="id3" svg:d="m9706 4800c0 975 2742 326 2742 1298">
          <text:p/>
        </draw:connector>
      </draw:page>
      <draw:page draw:name="page2" draw:style-name="dp1" draw:master-page-name="Обычный">
        <draw:custom-shape draw:style-name="gr3" draw:text-style-name="P3" xml:id="id4" draw:id="id4" draw:layer="layout" svg:width="0.8cm" svg:height="0.8cm" svg:x="5.1cm" svg:y="10.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8cm" svg:height="0.8cm" svg:x="5.099cm" svg:y="9.299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8cm" svg:height="0.8cm" svg:x="4.099cm" svg:y="8.299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8cm" svg:height="0.8cm" svg:x="6.1cm" svg:y="8.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8cm" svg:height="0.8cm" svg:x="6.098cm" svg:y="7.298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0.8cm" svg:height="0.8cm" svg:x="7.097cm" svg:y="6.297cm">
          <text:p text:style-name="P4"><text:span text:style-name="T2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8cm" svg:height="0.8cm" svg:x="5.097cm" svg:y="6.297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8cm" svg:height="0.8cm" svg:x="3.1cm" svg:y="7.3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8cm" svg:height="0.8cm" svg:x="3.097cm" svg:y="6.297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8cm" svg:height="0.8cm" svg:x="4.096cm" svg:y="5.29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5.5cm" svg:y1="10.3cm" svg:x2="5.499cm" svg:y2="10.099cm" draw:start-shape="id4" draw:start-glue-point="4" draw:end-shape="id5" draw:end-glue-point="8" svg:d="m5500 10300c0-150-1-50-1-201">
          <text:p/>
        </draw:connector>
        <draw:connector draw:style-name="gr4" draw:text-style-name="P3" draw:layer="layout" draw:type="curve" svg:x1="5.216cm" svg:y1="9.416cm" svg:x2="4.499cm" svg:y2="9.099cm" draw:start-shape="id5" draw:start-glue-point="5" draw:end-shape="id6" draw:end-glue-point="8" svg:d="m5216 9416c-478 0-717-105-717-317">
          <text:p/>
        </draw:connector>
        <draw:connector draw:style-name="gr4" draw:text-style-name="P3" draw:layer="layout" draw:type="curve" svg:x1="4.216cm" svg:y1="8.416cm" svg:x2="3.5cm" svg:y2="8.1cm" draw:start-shape="id6" draw:start-glue-point="5" draw:end-shape="id7" draw:end-glue-point="8" svg:d="m4216 8416c-478 0-716-105-716-316">
          <text:p/>
        </draw:connector>
        <draw:connector draw:style-name="gr4" draw:text-style-name="P3" draw:layer="layout" draw:type="curve" svg:x1="3.5cm" svg:y1="7.3cm" svg:x2="3.497cm" svg:y2="7.097cm" draw:start-shape="id7" draw:start-glue-point="4" draw:end-shape="id8" draw:end-glue-point="8" svg:d="m3500 7300c0-151-3-50-3-203">
          <text:p/>
        </draw:connector>
        <draw:connector draw:style-name="gr4" draw:text-style-name="P3" draw:layer="layout" draw:type="curve" svg:x1="5.782cm" svg:y1="9.416cm" svg:x2="6.5cm" svg:y2="9.1cm" draw:start-shape="id5" draw:start-glue-point="11" draw:end-shape="id9" draw:end-glue-point="8" svg:d="m5782 9416c479 0 718-105 718-316">
          <text:p/>
        </draw:connector>
        <draw:connector draw:style-name="gr4" draw:text-style-name="P3" draw:layer="layout" draw:type="curve" svg:x1="6.5cm" svg:y1="8.3cm" svg:x2="6.498cm" svg:y2="8.098cm" draw:start-shape="id9" draw:start-glue-point="4" draw:end-shape="id10" draw:end-glue-point="8" svg:d="m6500 8300c0-150-2-49-2-202">
          <text:p/>
        </draw:connector>
        <draw:connector draw:style-name="gr4" draw:text-style-name="P3" draw:layer="layout" draw:type="curve" svg:x1="6.215cm" svg:y1="7.415cm" svg:x2="5.78cm" svg:y2="6.98cm" draw:start-shape="id10" draw:start-glue-point="5" draw:end-shape="id11" draw:end-glue-point="9" svg:d="m6215 7415c0-290-145-435-435-435">
          <text:p/>
        </draw:connector>
        <draw:connector draw:style-name="gr4" draw:text-style-name="P3" draw:layer="layout" draw:type="curve" svg:x1="6.781cm" svg:y1="7.415cm" svg:x2="7.214cm" svg:y2="6.98cm" draw:start-shape="id10" draw:start-glue-point="11" draw:end-shape="id12" draw:end-glue-point="7" svg:d="m6781 7415c289 0 433-145 433-435">
          <text:p/>
        </draw:connector>
        <draw:connector draw:style-name="gr4" draw:text-style-name="P3" draw:layer="layout" draw:type="curve" svg:x1="5.214cm" svg:y1="6.414cm" svg:x2="4.779cm" svg:y2="5.979cm" draw:start-shape="id11" draw:start-glue-point="5" draw:end-shape="id13" draw:end-glue-point="9" svg:d="m5214 6414c0-290-145-435-435-435">
          <text:p/>
        </draw:connector>
        <draw:connector draw:style-name="gr4" draw:text-style-name="P3" draw:layer="layout" draw:type="curve" svg:x1="3.497cm" svg:y1="6.297cm" svg:x2="4.096cm" svg:y2="5.696cm" draw:start-shape="id8" draw:start-glue-point="4" draw:end-shape="id13" draw:end-glue-point="6" svg:d="m3497 6297c0-401 199-601 599-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9T21:21:45</meta:creation-date>
    <dc:date>2013-03-30T00:04:53</dc:date>
    <meta:editing-duration>PT2H39M14S</meta:editing-duration>
    <meta:editing-cycles>3</meta:editing-cycles>
    <meta:generator>LibreOffice/3.5$Linux_X86_64 LibreOffice_project/350m1$Build-2</meta:generator>
    <meta:document-statistic meta:object-count="25"/>
  </office:meta>
</office:document-meta>
</file>